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590E75D5.png" manifest:media-type="image/png"/>
  <manifest:file-entry manifest:full-path="Pictures/10000001000007D0000007D09D442A21.png" manifest:media-type="image/png"/>
  <manifest:file-entry manifest:full-path="Pictures/10000001000000FF000000FF83A4ADBE.png" manifest:media-type="image/png"/>
  <manifest:file-entry manifest:full-path="Pictures/100004F900001A5600001A56F19E514F.svg" manifest:media-type="image/svg+xml"/>
  <manifest:file-entry manifest:full-path="Pictures/100000010000020000000200B072C2E5.png" manifest:media-type="image/png"/>
  <manifest:file-entry manifest:full-path="Pictures/100000010000040000000400A27E296E.png" manifest:media-type="image/png"/>
  <manifest:file-entry manifest:full-path="Pictures/10000001000002C3000002C3A6DD6309.png" manifest:media-type="image/png"/>
  <manifest:file-entry manifest:full-path="Pictures/100022F40000675A0000675A9D3DBD7D.svg" manifest:media-type="image/svg+xml"/>
  <manifest:file-entry manifest:full-path="Pictures/100000000000020000000200EEE7D1D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sklig Black" svg:font-family="'Hasklig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family-generic="roman" style:font-pitch="variable"/>
    <style:font-face style:name="Noto Serif CJK TC Black1" svg:font-family="'Noto Serif CJK TC Black'" style:font-adornments="Black" style:font-family-generic="roman" style:font-pitch="variable"/>
    <style:font-face style:name="Source Code Pro Black" svg:font-family="'Source Code Pro Black'" style:font-adornments="Black" style:font-pitch="fixed"/>
    <style:font-face style:name="文泉驛正黑" svg:font-family="文泉驛正黑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729fcf" draw:fill-image-name="White_20_Diffusion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預設-title">
      <style:graphic-properties draw:auto-grow-height="true" fo:min-height="4.505cm" loext:decorative="false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預設-title">
      <style:graphic-properties fo:min-height="6.741cm" loext:decorative="false"/>
      <style:paragraph-properties style:writing-mode="lr-tb"/>
    </style:style>
    <style:style style:name="pr4" style:family="presentation" style:parent-style-name="預設-title">
      <style:graphic-properties fo:min-height="8.218cm" loext:decorative="false"/>
      <style:paragraph-properties style:writing-mode="lr-tb"/>
    </style:style>
    <style:style style:name="pr5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預設-title">
      <style:graphic-properties fo:min-height="3.1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" fo:font-weight="bold" style:font-name-asian="Noto Sans CJK TC Black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1" fo:font-size="66pt" style:font-size-asian="66pt" style:font-size-complex="6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Noto Serif CJK TC Black1" fo:font-size="60pt" fo:font-weight="bold" style:font-name-asian="Noto Serif CJK TC Black1" style:font-size-asian="60pt" style:font-weight-asian="bold" style:font-size-complex="60pt" style:font-weight-complex="bold"/>
    </style:style>
    <style:style style:name="P8" style:family="paragraph">
      <style:text-properties style:font-name="Source Code Pro Black"/>
    </style:style>
    <style:style style:name="T1" style:family="text">
      <style:text-properties style:font-name="Noto Sans CJK TC Black" fo:font-weight="bold" style:font-name-asian="Noto Sans CJK TC Black" style:font-weight-asian="bold" style:font-weight-complex="bold"/>
    </style:style>
    <style:style style:name="T2" style:family="text">
      <style:text-properties style:font-name="Noto Sans CJK TC Black1" fo:font-size="66pt" style:font-size-asian="66pt" style:font-size-complex="66pt"/>
    </style:style>
    <style:style style:name="T3" style:family="text">
      <style:text-properties style:font-name="Noto Sans CJK TC Black1" fo:font-size="66pt" style:font-name-asian="Noto Sans CJK TC Black1" style:font-size-asian="66pt" style:font-size-complex="66pt"/>
    </style:style>
    <style:style style:name="T4" style:family="text">
      <style:text-properties style:font-name="Noto Serif CJK TC Black1" fo:font-size="54pt" fo:font-weight="bold" style:font-name-asian="Noto Serif CJK TC Black1" style:font-size-asian="54pt" style:font-weight-asian="bold" style:font-size-complex="54pt" style:font-weight-complex="bold"/>
    </style:style>
    <style:style style:name="T5" style:family="text">
      <style:text-properties style:font-name="Source Code Pro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9D3DBD7D.svg" xlink:type="simple" xlink:show="embed" xlink:actuate="onLoad" draw:mime-type="image/svg+xml">
            <text:p/>
          </draw:image>
          <draw:image xlink:href="Pictures/10000001000002C3000002C3A6DD6309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A27E296E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B072C2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83A4ADB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7" draw:layer="layout" svg:width="19.13cm" svg:height="8.218cm" svg:x="13.37cm" svg:y="5.416cm" presentation:class="title" presentation:user-transformed="true">
          <draw:text-box>
            <text:p text:style-name="P6"><text:span text:style-name="T4">請愛用</text:span><text:span text:style-name="T4"><text:line-break/></text:span><text:span text:style-name="T4">RSS feed</text:span><text:span text:style-name="T4"><text:line-break/></text:span><text:span text:style-name="T4">救救被演算法控制的腦</text:span></text:p>
          </draw:text-box>
        </draw:frame>
        <draw:frame draw:style-name="gr3" draw:text-style-name="P3" draw:layer="layout" svg:width="8cm" svg:height="8cm" svg:x="4cm" svg:y="5.525cm" presentation:class="graphic" presentation:user-transformed="true">
          <draw:image xlink:href="Pictures/10000001000007D0000007D09D442A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預設" presentation:presentation-page-layout-name="AL2T1">
        <office:forms form:automatic-focus="false" form:apply-design-mode="false"/>
        <draw:frame presentation:style-name="pr6" draw:text-style-name="P8" draw:layer="layout" svg:width="30.481cm" svg:height="4.709cm" svg:x="1.695cm" svg:y="12.737cm" presentation:class="title" presentation:user-transformed="true">
          <draw:text-box>
            <text:p text:style-name="P8"><text:span text:style-name="T5">GrapheneOS is adding Android Auto support</text:span></text:p>
          </draw:text-box>
        </draw:frame>
        <draw:frame draw:style-name="gr3" draw:text-style-name="P3" draw:layer="layout" svg:width="11.048cm" svg:height="11.047cm" svg:x="5.952cm" svg:y="1.453cm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83A4ADBE.png" xlink:type="simple" xlink:show="embed" xlink:actuate="onLoad" draw:mime-type="image/png"/>
        </draw:frame>
        <draw:frame draw:style-name="gr4" draw:text-style-name="P1" draw:layer="layout" svg:width="12.546cm" svg:height="12.546cm" svg:x="17.454cm" svg:y="1cm">
          <draw:image xlink:href="Pictures/100000010000020000000200590E75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sklig Black" svg:font-family="'Hasklig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family-generic="roman" style:font-pitch="variable"/>
    <style:font-face style:name="Noto Serif CJK TC Black1" svg:font-family="'Noto Serif CJK TC Black'" style:font-adornments="Black" style:font-family-generic="roman" style:font-pitch="variable"/>
    <style:font-face style:name="Source Code Pro Black" svg:font-family="'Source Code Pro Black'" style:font-adornments="Black" style:font-pitch="fixed"/>
    <style:font-face style:name="文泉驛正黑" svg:font-family="文泉驛正黑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0_Diffusion" draw:display-name="White Diffusion" xlink:href="Pictures/100000000000020000000200EEE7D1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4-01-04T21:48:07.029738271</dc:date>
    <meta:editing-duration>PT56M46S</meta:editing-duration>
    <meta:editing-cycles>6</meta:editing-cycles>
    <meta:generator>LibreOffice/7.6.4.1$Linux_X86_64 LibreOffice_project/60$Build-1</meta:generator>
    <meta:document-statistic meta:object-count="40"/>
  </office:meta>
</office:document-meta>
</file>